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samtools/samtools/issues/603" text:style-name="Internet_20_link" text:visited-style-name="Visited_20_Internet_20_Link">https://github.com/samtools/samtools/issues/603</text:a></text:p>
      <text:p text:style-name="Standard">Lệnh samtools sort tạo nhiều file tmp, chờ chạy hết rồi check file log rồi mới tham khảo nguyên nhân theo link trê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17:20:12.745570251</meta:creation-date>
    <dc:date>2021-11-21T17:21:26.244555851</dc:date>
    <meta:editing-duration>PT1M13S</meta:editing-duration>
    <meta:editing-cycles>1</meta:editing-cycles>
    <meta:document-statistic meta:table-count="0" meta:image-count="0" meta:object-count="0" meta:page-count="1" meta:paragraph-count="2" meta:word-count="24" meta:character-count="162" meta:non-whitespace-character-count="140"/>
    <meta:generator>LibreOffice/7.1.6.2$Linux_X86_64 LibreOffice_project/10$Build-2</meta:generator>
  </office:meta>
</office:document-meta>
</file>